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 style:data-style-name="N37">
      <style:table-cell-properties fo:background-color="#ff0000"/>
    </style:style>
    <style:style style:name="ce13" style:family="table-cell" style:parent-style-name="Default" style:data-style-name="N37">
      <style:table-cell-properties fo:background-color="#ff0000" style:rotation-align="none"/>
    </style:style>
    <style:style style:name="ce14" style:family="table-cell" style:parent-style-name="Default" style:data-style-name="N37">
      <style:table-cell-properties fo:background-color="transparent" style:rotation-align="none"/>
    </style:style>
    <style:style style:name="ce19" style:family="table-cell" style:parent-style-name="Default">
      <style:table-cell-properties fo:background-color="#ff0000" style:rotation-align="none"/>
    </style:style>
    <style:style style:name="ce21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table:number-columns-repeated="1002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formula="of:=[.E2]-[.F2]" office:value-type="float" office:value="54.7" calcext:value-type="float">
            <text:p>54.7</text:p>
          </table:table-cell>
          <table:table-cell table:formula="of:=[.F2]^3/[.Q2]" office:value-type="float" office:value="817.89533820841" calcext:value-type="float">
            <text:p>817.89533820841</text:p>
          </table:table-cell>
          <table:table-cell office:value-type="float" office:value="3.10884054869809" calcext:value-type="float">
            <text:p>3.10884054869809</text:p>
          </table:table-cell>
          <table:table-cell office:value-type="float" office:value="0.0464810342755996" calcext:value-type="float">
            <text:p>0.0464810342755996</text:p>
          </table:table-cell>
          <table:table-cell table:number-columns-repeated="1002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formula="of:=[.E3]-[.F3]" office:value-type="float" office:value="65.2" calcext:value-type="float">
            <text:p>65.2</text:p>
          </table:table-cell>
          <table:table-cell table:formula="of:=[.F3]^3/[.Q3]" office:value-type="float" office:value="764.356319018405" calcext:value-type="float">
            <text:p>764.356319018405</text:p>
          </table:table-cell>
          <table:table-cell office:value-type="float" office:value="6.87041265666173" calcext:value-type="float">
            <text:p>6.87041265666173</text:p>
          </table:table-cell>
          <table:table-cell office:value-type="float" office:value="0.0997923873734656" calcext:value-type="float">
            <text:p>0.0997923873734656</text:p>
          </table:table-cell>
          <table:table-cell table:number-columns-repeated="1002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formula="of:=[.E4]-[.F4]" office:value-type="float" office:value="49.7" calcext:value-type="float">
            <text:p>49.7</text:p>
          </table:table-cell>
          <table:table-cell table:formula="of:=[.F4]^3/[.Q4]" office:value-type="float" office:value="559.720865191147" calcext:value-type="float">
            <text:p>559.720865191147</text:p>
          </table:table-cell>
          <table:table-cell office:value-type="float" office:value="2.45844703511081" calcext:value-type="float">
            <text:p>2.45844703511081</text:p>
          </table:table-cell>
          <table:table-cell office:value-type="float" office:value="0.236635631308182" calcext:value-type="float">
            <text:p>0.236635631308182</text:p>
          </table:table-cell>
          <table:table-cell table:number-columns-repeated="1002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formula="of:=[.E5]-[.F5]" office:value-type="float" office:value="54.8" calcext:value-type="float">
            <text:p>54.8</text:p>
          </table:table-cell>
          <table:table-cell table:formula="of:=[.F5]^3/[.Q5]" office:value-type="float" office:value="309.755346715328" calcext:value-type="float">
            <text:p>309.755346715328</text:p>
          </table:table-cell>
          <table:table-cell office:value-type="float" office:value="4.63387530740828" calcext:value-type="float">
            <text:p>4.63387530740828</text:p>
          </table:table-cell>
          <table:table-cell office:value-type="float" office:value="0.208424477570824" calcext:value-type="float">
            <text:p>0.208424477570824</text:p>
          </table:table-cell>
          <table:table-cell table:number-columns-repeated="1002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formula="of:=[.E6]-[.F6]" office:value-type="float" office:value="60.6" calcext:value-type="float">
            <text:p>60.6</text:p>
          </table:table-cell>
          <table:table-cell table:formula="of:=[.F6]^3/[.Q6]" office:value-type="float" office:value="468.195132013201" calcext:value-type="float">
            <text:p>468.195132013201</text:p>
          </table:table-cell>
          <table:table-cell office:value-type="float" office:value="6.3841903031221" calcext:value-type="float">
            <text:p>6.3841903031221</text:p>
          </table:table-cell>
          <table:table-cell office:value-type="float" office:value="0.140663878632957" calcext:value-type="float">
            <text:p>0.140663878632957</text:p>
          </table:table-cell>
          <table:table-cell table:number-columns-repeated="1002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formula="of:=[.E7]-[.F7]" office:value-type="float" office:value="65.3" calcext:value-type="float">
            <text:p>65.3</text:p>
          </table:table-cell>
          <table:table-cell table:formula="of:=[.F7]^3/[.Q7]" office:value-type="float" office:value="343.426768759571" calcext:value-type="float">
            <text:p>343.426768759571</text:p>
          </table:table-cell>
          <table:table-cell office:value-type="float" office:value="4.48570987268923" calcext:value-type="float">
            <text:p>4.48570987268923</text:p>
          </table:table-cell>
          <table:table-cell office:value-type="float" office:value="0.184051468428678" calcext:value-type="float">
            <text:p>0.184051468428678</text:p>
          </table:table-cell>
          <table:table-cell table:number-columns-repeated="1002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formula="of:=[.E8]-[.F8]" office:value-type="float" office:value="31.9" calcext:value-type="float">
            <text:p>31.9</text:p>
          </table:table-cell>
          <table:table-cell table:formula="of:=[.F8]^3/[.Q8]" office:value-type="float" office:value="154.012539184953" calcext:value-type="float">
            <text:p>154.012539184953</text:p>
          </table:table-cell>
          <table:table-cell office:value-type="float" office:value="2.42475418081023" calcext:value-type="float">
            <text:p>2.42475418081023</text:p>
          </table:table-cell>
          <table:table-cell office:value-type="float" office:value="2.1282364968339" calcext:value-type="float">
            <text:p>2.1282364968339</text:p>
          </table:table-cell>
          <table:table-cell table:number-columns-repeated="1002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formula="of:=[.E9]-[.F9]" office:value-type="float" office:value="58.6" calcext:value-type="float">
            <text:p>58.6</text:p>
          </table:table-cell>
          <table:table-cell table:formula="of:=[.F9]^3/[.Q9]" office:value-type="float" office:value="62.3253242320819" calcext:value-type="float">
            <text:p>62.3253242320819</text:p>
          </table:table-cell>
          <table:table-cell office:value-type="float" office:value="3.99810399666385" calcext:value-type="float">
            <text:p>3.99810399666385</text:p>
          </table:table-cell>
          <table:table-cell office:value-type="float" office:value="19.9745723269687" calcext:value-type="float">
            <text:p>19.9745723269687</text:p>
          </table:table-cell>
          <table:table-cell table:number-columns-repeated="1002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formula="of:=[.E10]-[.F10]" office:value-type="float" office:value="32.5" calcext:value-type="float">
            <text:p>32.5</text:p>
          </table:table-cell>
          <table:table-cell table:formula="of:=[.F10]^3/[.Q10]" office:value-type="float" office:value="907.803969230769" calcext:value-type="float">
            <text:p>907.803969230769</text:p>
          </table:table-cell>
          <table:table-cell office:value-type="float" office:value="1.6645801377082" calcext:value-type="float">
            <text:p>1.6645801377082</text:p>
          </table:table-cell>
          <table:table-cell office:value-type="float" office:value="1.28156810452336" calcext:value-type="float">
            <text:p>1.28156810452336</text:p>
          </table:table-cell>
          <table:table-cell table:number-columns-repeated="1002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1451516954194</text:p>
          </table:table-cell>
          <table:table-cell table:formula="of:=[.E11]-[.F11]" office:value-type="float" office:value="115.2" calcext:value-type="float">
            <text:p>115.2</text:p>
          </table:table-cell>
          <table:table-cell table:formula="of:=[.F11]^3/[.Q11]" office:value-type="float" office:value="16.153359375" calcext:value-type="float">
            <text:p>16.153359375</text:p>
          </table:table-cell>
          <table:table-cell office:value-type="float" office:value="9.32045057351445" calcext:value-type="float">
            <text:p>9.32045057351445</text:p>
          </table:table-cell>
          <table:table-cell office:value-type="float" office:value="55.3708717371807" calcext:value-type="float">
            <text:p>55.3708717371807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2191898879632</text:p>
          </table:table-cell>
          <table:table-cell table:formula="of:=[.E12]-[.F12]" office:value-type="float" office:value="37.9" calcext:value-type="float">
            <text:p>37.9</text:p>
          </table:table-cell>
          <table:table-cell table:formula="of:=[.F12]^3/[.Q12]" office:value-type="float" office:value="43.3517678100264" calcext:value-type="float">
            <text:p>43.3517678100264</text:p>
          </table:table-cell>
          <table:table-cell office:value-type="float" office:value="1.73437714944045" calcext:value-type="float">
            <text:p>1.73437714944045</text:p>
          </table:table-cell>
          <table:table-cell office:value-type="float" office:value="30.2645291240871" calcext:value-type="float">
            <text:p>30.2645291240871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798151648813274</text:p>
          </table:table-cell>
          <table:table-cell table:formula="of:=[.E13]-[.F13]" office:value-type="float" office:value="38" calcext:value-type="float">
            <text:p>38</text:p>
          </table:table-cell>
          <table:table-cell table:formula="of:=[.F13]^3/[.Q13]" office:value-type="float" office:value="8.64497368421053" calcext:value-type="float">
            <text:p>8.64497368421053</text:p>
          </table:table-cell>
          <table:table-cell office:value-type="float" office:value="7.45363879630614" calcext:value-type="float">
            <text:p>7.45363879630614</text:p>
          </table:table-cell>
          <table:table-cell office:value-type="float" office:value="4.36289643604333" calcext:value-type="float">
            <text:p>4.36289643604333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2205390955669</text:p>
          </table:table-cell>
          <table:table-cell table:formula="of:=[.E14]-[.F14]" office:value-type="float" office:value="40.5" calcext:value-type="float">
            <text:p>40.5</text:p>
          </table:table-cell>
          <table:table-cell table:formula="of:=[.F14]^3/[.Q14]" office:value-type="float" office:value="7.42624691358025" calcext:value-type="float">
            <text:p>7.42624691358025</text:p>
          </table:table-cell>
          <table:table-cell office:value-type="float" office:value="4.51933721722911" calcext:value-type="float">
            <text:p>4.51933721722911</text:p>
          </table:table-cell>
          <table:table-cell office:value-type="float" office:value="10.7548030285766" calcext:value-type="float">
            <text:p>10.7548030285766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277093390488018</text:p>
          </table:table-cell>
          <table:table-cell table:formula="of:=[.E15]-[.F15]" office:value-type="float" office:value="41.5" calcext:value-type="float">
            <text:p>41.5</text:p>
          </table:table-cell>
          <table:table-cell table:formula="of:=[.F15]^3/[.Q15]" office:value-type="float" office:value="1396.64103614458" calcext:value-type="float">
            <text:p>1396.64103614458</text:p>
          </table:table-cell>
          <table:table-cell office:value-type="float" office:value="44.5295402424541" calcext:value-type="float">
            <text:p>44.5295402424541</text:p>
          </table:table-cell>
          <table:table-cell office:value-type="float" office:value="0.175561853276539" calcext:value-type="float">
            <text:p>0.175561853276539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5807269653424</text:p>
          </table:table-cell>
          <table:table-cell table:formula="of:=[.E16]-[.F16]" office:value-type="float" office:value="95.9" calcext:value-type="float">
            <text:p>95.9</text:p>
          </table:table-cell>
          <table:table-cell table:formula="of:=[.F16]^3/[.Q16]" office:value-type="float" office:value="7.85788321167883" calcext:value-type="float">
            <text:p>7.85788321167883</text:p>
          </table:table-cell>
          <table:table-cell office:value-type="float" office:value="63.2912420348326" calcext:value-type="float">
            <text:p>63.2912420348326</text:p>
          </table:table-cell>
          <table:table-cell office:value-type="float" office:value="26.1441417012225" calcext:value-type="float">
            <text:p>26.1441417012225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3560090702948</text:p>
          </table:table-cell>
          <table:table-cell table:formula="of:=[.E17]-[.F17]" office:value-type="float" office:value="47.8" calcext:value-type="float">
            <text:p>47.8</text:p>
          </table:table-cell>
          <table:table-cell table:formula="of:=[.F17]^3/[.Q17]" office:value-type="float" office:value="24.2180962343096" calcext:value-type="float">
            <text:p>24.2180962343096</text:p>
          </table:table-cell>
          <table:table-cell office:value-type="float" office:value="4.31648136987758" calcext:value-type="float">
            <text:p>4.31648136987758</text:p>
          </table:table-cell>
          <table:table-cell office:value-type="float" office:value="16.2180823971749" calcext:value-type="float">
            <text:p>16.2180823971749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15512465373961</text:p>
          </table:table-cell>
          <table:table-cell table:formula="of:=[.E18]-[.F18]" office:value-type="float" office:value="37.5" calcext:value-type="float">
            <text:p>37.5</text:p>
          </table:table-cell>
          <table:table-cell table:formula="of:=[.F18]^3/[.Q18]" office:value-type="float" office:value="22.8633333333333" calcext:value-type="float">
            <text:p>22.8633333333333</text:p>
          </table:table-cell>
          <table:table-cell office:value-type="float" office:value="8.86889845041848" calcext:value-type="float">
            <text:p>8.86889845041848</text:p>
          </table:table-cell>
          <table:table-cell office:value-type="float" office:value="1.91474685575902" calcext:value-type="float">
            <text:p>1.91474685575902</text:p>
          </table:table-cell>
          <table:table-cell table:number-columns-repeated="1002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.6" calcext:value-type="float">
            <text:p>4.6</text:p>
          </table:table-cell>
          <table:table-cell table:formula="of:=([.E19]-[.F19])/[.F19]/[.F19]" office:value-type="float" office:value="0.385742447653045" calcext:value-type="float">
            <text:p>0.385742447653045</text:p>
          </table:table-cell>
          <table:table-cell table:formula="of:=[.E19]-[.F19]" office:value-type="float" office:value="72.4" calcext:value-type="float">
            <text:p>72.4</text:p>
          </table:table-cell>
          <table:table-cell table:formula="of:=[.F19]^3/[.Q19]" office:value-type="float" office:value="35.5159254143646" calcext:value-type="float">
            <text:p>35.5159254143646</text:p>
          </table:table-cell>
          <table:table-cell office:value-type="float" office:value="5.50862971872271" calcext:value-type="float">
            <text:p>5.50862971872271</text:p>
          </table:table-cell>
          <table:table-cell office:value-type="float" office:value="5.77004136403763" calcext:value-type="float">
            <text:p>5.77004136403763</text:p>
          </table:table-cell>
          <table:table-cell table:style-name="ce22"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21767250314396</text:p>
          </table:table-cell>
          <table:table-cell table:formula="of:=[.E20]-[.F20]" office:value-type="float" office:value="66.7" calcext:value-type="float">
            <text:p>66.7</text:p>
          </table:table-cell>
          <table:table-cell table:formula="of:=[.F20]^3/[.Q20]" office:value-type="float" office:value="291.83071964018" calcext:value-type="float">
            <text:p>291.83071964018</text:p>
          </table:table-cell>
          <table:table-cell office:value-type="float" office:value="2.10674819804867" calcext:value-type="float">
            <text:p>2.10674819804867</text:p>
          </table:table-cell>
          <table:table-cell office:value-type="float" office:value="2.10872788402171" calcext:value-type="float">
            <text:p>2.10872788402171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</text:p>
          </table:table-cell>
          <table:table-cell table:formula="of:=[.E21]-[.F21]" office:value-type="float" office:value="120" calcext:value-type="float">
            <text:p>120</text:p>
          </table:table-cell>
          <table:table-cell table:formula="of:=[.F21]^3/[.Q21]" office:value-type="float" office:value="66.6666666666667" calcext:value-type="float">
            <text:p>66.6666666666667</text:p>
          </table:table-cell>
          <table:table-cell office:value-type="float" office:value="2.13507501273148" calcext:value-type="float">
            <text:p>2.13507501273148</text:p>
          </table:table-cell>
          <table:table-cell office:value-type="float" office:value="8.41246638121813" calcext:value-type="float">
            <text:p>8.41246638121813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25</text:p>
          </table:table-cell>
          <table:table-cell table:formula="of:=[.E22]-[.F22]" office:value-type="float" office:value="90" calcext:value-type="float">
            <text:p>90</text:p>
          </table:table-cell>
          <table:table-cell table:formula="of:=[.F22]^3/[.Q22]" office:value-type="float" office:value="88.8888888888889" calcext:value-type="float">
            <text:p>88.8888888888889</text:p>
          </table:table-cell>
          <table:table-cell office:value-type="float" office:value="2.07236099119313" calcext:value-type="float">
            <text:p>2.07236099119313</text:p>
          </table:table-cell>
          <table:table-cell office:value-type="float" office:value="18.376247066782" calcext:value-type="float">
            <text:p>18.37624706678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0151605231867</text:p>
          </table:table-cell>
          <table:table-cell table:formula="of:=[.E23]-[.F23]" office:value-type="float" office:value="86.2" calcext:value-type="float">
            <text:p>86.2</text:p>
          </table:table-cell>
          <table:table-cell table:formula="of:=[.F23]^3/[.Q23]" office:value-type="float" office:value="144.862737819026" calcext:value-type="float">
            <text:p>144.862737819026</text:p>
          </table:table-cell>
          <table:table-cell office:value-type="float" office:value="1.58961788593949" calcext:value-type="float">
            <text:p>1.58961788593949</text:p>
          </table:table-cell>
          <table:table-cell office:value-type="float" office:value="15.1529946226529" calcext:value-type="float">
            <text:p>15.1529946226529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567003285439598</text:p>
          </table:table-cell>
          <table:table-cell table:formula="of:=[.E24]-[.F24]" office:value-type="float" office:value="149.8" calcext:value-type="float">
            <text:p>149.8</text:p>
          </table:table-cell>
          <table:table-cell table:formula="of:=[.F24]^3/[.Q24]" office:value-type="float" office:value="906.520320427236" calcext:value-type="float">
            <text:p>906.520320427236</text:p>
          </table:table-cell>
          <table:table-cell office:value-type="float" office:value="2.63330948735013" calcext:value-type="float">
            <text:p>2.63330948735013</text:p>
          </table:table-cell>
          <table:table-cell office:value-type="float" office:value="5.98676066992812" calcext:value-type="float">
            <text:p>5.9867606699281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1577503429355</text:p>
          </table:table-cell>
          <table:table-cell table:formula="of:=[.E25]-[.F25]" office:value-type="float" office:value="110.5" calcext:value-type="float">
            <text:p>110.5</text:p>
          </table:table-cell>
          <table:table-cell table:formula="of:=[.F25]^3/[.Q25]" office:value-type="float" office:value="178.126696832579" calcext:value-type="float">
            <text:p>178.126696832579</text:p>
          </table:table-cell>
          <table:table-cell office:value-type="float" office:value="1.74778191609752" calcext:value-type="float">
            <text:p>1.74778191609752</text:p>
          </table:table-cell>
          <table:table-cell office:value-type="float" office:value="13.8747518490872" calcext:value-type="float">
            <text:p>13.874751849087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777777777777778</text:p>
          </table:table-cell>
          <table:table-cell table:formula="of:=[.E26]-[.F26]" office:value-type="float" office:value="70" calcext:value-type="float">
            <text:p>70</text:p>
          </table:table-cell>
          <table:table-cell table:formula="of:=[.F26]^3/[.Q26]" office:value-type="float" office:value="385.714285714286" calcext:value-type="float">
            <text:p>385.714285714286</text:p>
          </table:table-cell>
          <table:table-cell office:value-type="float" office:value="2.92526254520225" calcext:value-type="float">
            <text:p>2.92526254520225</text:p>
          </table:table-cell>
          <table:table-cell office:value-type="float" office:value="15.944567822053" calcext:value-type="float">
            <text:p>15.944567822053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2729591836735</text:p>
          </table:table-cell>
          <table:table-cell table:formula="of:=[.E27]-[.F27]" office:value-type="float" office:value="151.1" calcext:value-type="float">
            <text:p>151.1</text:p>
          </table:table-cell>
          <table:table-cell table:formula="of:=[.F27]^3/[.Q27]" office:value-type="float" office:value="145.281270681668" calcext:value-type="float">
            <text:p>145.281270681668</text:p>
          </table:table-cell>
          <table:table-cell office:value-type="float" office:value="1.93971935016585" calcext:value-type="float">
            <text:p>1.93971935016585</text:p>
          </table:table-cell>
          <table:table-cell office:value-type="float" office:value="26.1745555091197" calcext:value-type="float">
            <text:p>26.1745555091197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4788959325683</text:p>
          </table:table-cell>
          <table:table-cell table:formula="of:=[.E28]-[.F28]" office:value-type="float" office:value="220" calcext:value-type="float">
            <text:p>220</text:p>
          </table:table-cell>
          <table:table-cell table:formula="of:=[.F28]^3/[.Q28]" office:value-type="float" office:value="243.557422727273" calcext:value-type="float">
            <text:p>243.557422727273</text:p>
          </table:table-cell>
          <table:table-cell office:value-type="float" office:value="1.96972416170891" calcext:value-type="float">
            <text:p>1.96972416170891</text:p>
          </table:table-cell>
          <table:table-cell office:value-type="float" office:value="28.2051106740192" calcext:value-type="float">
            <text:p>28.205110674019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56306351240399</text:p>
          </table:table-cell>
          <table:table-cell table:formula="of:=[.E29]-[.F29]" office:value-type="float" office:value="203.7" calcext:value-type="float">
            <text:p>203.7</text:p>
          </table:table-cell>
          <table:table-cell table:formula="of:=[.F29]^3/[.Q29]" office:value-type="float" office:value="230.956705940108" calcext:value-type="float">
            <text:p>230.956705940108</text:p>
          </table:table-cell>
          <table:table-cell office:value-type="float" office:value="1.54976818089816" calcext:value-type="float">
            <text:p>1.54976818089816</text:p>
          </table:table-cell>
          <table:table-cell office:value-type="float" office:value="37.0715488917532" calcext:value-type="float">
            <text:p>37.071548891753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2909078988346</text:p>
          </table:table-cell>
          <table:table-cell table:formula="of:=[.E30]-[.F30]" office:value-type="float" office:value="172.6" calcext:value-type="float">
            <text:p>172.6</text:p>
          </table:table-cell>
          <table:table-cell table:formula="of:=[.F30]^3/[.Q30]" office:value-type="float" office:value="87.307201622248" calcext:value-type="float">
            <text:p>87.307201622248</text:p>
          </table:table-cell>
          <table:table-cell office:value-type="float" office:value="3.02856191205959" calcext:value-type="float">
            <text:p>3.02856191205959</text:p>
          </table:table-cell>
          <table:table-cell office:value-type="float" office:value="42.6106575364582" calcext:value-type="float">
            <text:p>42.610657536458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2978515625</text:p>
          </table:table-cell>
          <table:table-cell table:formula="of:=[.E31]-[.F31]" office:value-type="float" office:value="109.8" calcext:value-type="float">
            <text:p>109.8</text:p>
          </table:table-cell>
          <table:table-cell table:formula="of:=[.F31]^3/[.Q31]" office:value-type="float" office:value="64.4616393442623" calcext:value-type="float">
            <text:p>64.4616393442623</text:p>
          </table:table-cell>
          <table:table-cell office:value-type="float" office:value="5.64911056138308" calcext:value-type="float">
            <text:p>5.64911056138308</text:p>
          </table:table-cell>
          <table:table-cell office:value-type="float" office:value="108.942972190364" calcext:value-type="float">
            <text:p>108.942972190364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30231690928663</text:p>
          </table:table-cell>
          <table:table-cell table:formula="of:=[.E32]-[.F32]" office:value-type="float" office:value="118" calcext:value-type="float">
            <text:p>118</text:p>
          </table:table-cell>
          <table:table-cell table:formula="of:=[.F32]^3/[.Q32]" office:value-type="float" office:value="454.090110169492" calcext:value-type="float">
            <text:p>454.090110169492</text:p>
          </table:table-cell>
          <table:table-cell office:value-type="float" office:value="7.19708959164429" calcext:value-type="float">
            <text:p>7.19708959164429</text:p>
          </table:table-cell>
          <table:table-cell office:value-type="float" office:value="12.8941615827334" calcext:value-type="float">
            <text:p>12.8941615827334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0769230769231</text:p>
          </table:table-cell>
          <table:table-cell table:formula="of:=[.E33]-[.F33]" office:value-type="float" office:value="117" calcext:value-type="float">
            <text:p>117</text:p>
          </table:table-cell>
          <table:table-cell table:formula="of:=[.F33]^3/[.Q33]" office:value-type="float" office:value="32.448" calcext:value-type="float">
            <text:p>32.448</text:p>
          </table:table-cell>
          <table:table-cell office:value-type="float" office:value="9.56068768486976" calcext:value-type="float">
            <text:p>9.56068768486976</text:p>
          </table:table-cell>
          <table:table-cell office:value-type="float" office:value="47.0440715468166" calcext:value-type="float">
            <text:p>47.0440715468166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77159288194444</text:p>
          </table:table-cell>
          <table:table-cell table:formula="of:=[.E34]-[.F34]" office:value-type="float" office:value="175.9" calcext:value-type="float">
            <text:p>175.9</text:p>
          </table:table-cell>
          <table:table-cell table:formula="of:=[.F34]^3/[.Q34]" office:value-type="float" office:value="40.2381353041501" calcext:value-type="float">
            <text:p>40.2381353041501</text:p>
          </table:table-cell>
          <table:table-cell office:value-type="float" office:value="14.5779129304368" calcext:value-type="float">
            <text:p>14.5779129304368</text:p>
          </table:table-cell>
          <table:table-cell office:value-type="float" office:value="27.7110796864598" calcext:value-type="float">
            <text:p>27.7110796864598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1545113541924</text:p>
          </table:table-cell>
          <table:table-cell table:formula="of:=[.E35]-[.F35]" office:value-type="float" office:value="51.4" calcext:value-type="float">
            <text:p>51.4</text:p>
          </table:table-cell>
          <table:table-cell table:formula="of:=[.F35]^3/[.Q35]" office:value-type="float" office:value="182.761303501946" calcext:value-type="float">
            <text:p>182.761303501946</text:p>
          </table:table-cell>
          <table:table-cell office:value-type="float" office:value="4.60644895998264" calcext:value-type="float">
            <text:p>4.60644895998264</text:p>
          </table:table-cell>
          <table:table-cell office:value-type="float" office:value="8.39963901379761" calcext:value-type="float">
            <text:p>8.39963901379761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0899408284024</text:p>
          </table:table-cell>
          <table:table-cell table:formula="of:=[.E36]-[.F36]" office:value-type="float" office:value="127.7" calcext:value-type="float">
            <text:p>127.7</text:p>
          </table:table-cell>
          <table:table-cell table:formula="of:=[.F36]^3/[.Q36]" office:value-type="float" office:value="268.818519968677" calcext:value-type="float">
            <text:p>268.818519968677</text:p>
          </table:table-cell>
          <table:table-cell office:value-type="float" office:value="2.71862316661724" calcext:value-type="float">
            <text:p>2.71862316661724</text:p>
          </table:table-cell>
          <table:table-cell office:value-type="float" office:value="13.8252681618326" calcext:value-type="float">
            <text:p>13.8252681618326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1230905188739</text:p>
          </table:table-cell>
          <table:table-cell table:formula="of:=[.E37]-[.F37]" office:value-type="float" office:value="179.1" calcext:value-type="float">
            <text:p>179.1</text:p>
          </table:table-cell>
          <table:table-cell table:formula="of:=[.F37]^3/[.Q37]" office:value-type="float" office:value="106.276733668342" calcext:value-type="float">
            <text:p>106.276733668342</text:p>
          </table:table-cell>
          <table:table-cell office:value-type="float" office:value="2.31781458446275" calcext:value-type="float">
            <text:p>2.31781458446275</text:p>
          </table:table-cell>
          <table:table-cell office:value-type="float" office:value="54.3597611244232" calcext:value-type="float">
            <text:p>54.359761124423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488561995637078</text:p>
          </table:table-cell>
          <table:table-cell table:formula="of:=[.E38]-[.F38]" office:value-type="float" office:value="91.6" calcext:value-type="float">
            <text:p>91.6</text:p>
          </table:table-cell>
          <table:table-cell table:formula="of:=[.F38]^3/[.Q38]" office:value-type="float" office:value="886.27442139738" calcext:value-type="float">
            <text:p>886.27442139738</text:p>
          </table:table-cell>
          <table:table-cell office:value-type="float" office:value="1.77056022234158" calcext:value-type="float">
            <text:p>1.77056022234158</text:p>
          </table:table-cell>
          <table:table-cell office:value-type="float" office:value="12.9175416749992" calcext:value-type="float">
            <text:p>12.917541674999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formula="of:=([.E39]-[.F39])/[.F39]/[.F39]" office:value-type="float" office:value="0.658295833938162" calcext:value-type="float">
            <text:p>0.658295833938162</text:p>
          </table:table-cell>
          <table:table-cell table:formula="of:=[.E39]-[.F39]" office:value-type="float" office:value="181.4" calcext:value-type="float">
            <text:p>181.4</text:p>
          </table:table-cell>
          <table:table-cell table:formula="of:=[.F39]^3/[.Q39]" office:value-type="float" office:value="25.2166262403528" calcext:value-type="float">
            <text:p>25.2166262403528</text:p>
          </table:table-cell>
          <table:table-cell office:value-type="float" office:value="7.5610327812712" calcext:value-type="float">
            <text:p>7.5610327812712</text:p>
          </table:table-cell>
          <table:table-cell office:value-type="float" office:value="143.364892748348" calcext:value-type="float">
            <text:p>143.364892748348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31263215600282</text:p>
          </table:table-cell>
          <table:table-cell table:formula="of:=[.E40]-[.F40]" office:value-type="float" office:value="149.4" calcext:value-type="float">
            <text:p>149.4</text:p>
          </table:table-cell>
          <table:table-cell table:formula="of:=[.F40]^3/[.Q40]" office:value-type="float" office:value="618.108487282463" calcext:value-type="float">
            <text:p>618.108487282463</text:p>
          </table:table-cell>
          <table:table-cell office:value-type="float" office:value="3.95113993579582" calcext:value-type="float">
            <text:p>3.95113993579582</text:p>
          </table:table-cell>
          <table:table-cell office:value-type="float" office:value="19.2576292487465" calcext:value-type="float">
            <text:p>19.2576292487465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1]-[.F41])/[.F41]/[.F41]" office:value-type="float" office:value="0.395155256266367" calcext:value-type="float">
            <text:p>0.395155256266367</text:p>
          </table:table-cell>
          <table:table-cell table:formula="of:=[.E41]-[.F41]" office:value-type="float" office:value="55.77" calcext:value-type="float">
            <text:p>55.77</text:p>
          </table:table-cell>
          <table:table-cell table:formula="of:=[.F41]^3/[.Q41]" office:value-type="float" office:value="30.0641325443787" calcext:value-type="float">
            <text:p>30.0641325443787</text:p>
          </table:table-cell>
          <table:table-cell office:value-type="float" office:value="12.992805643528" calcext:value-type="float">
            <text:p>12.992805643528</text:p>
          </table:table-cell>
          <table:table-cell office:value-type="float" office:value="1.13333081591256" calcext:value-type="float">
            <text:p>1.13333081591256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2]-[.F42])/[.F42]/[.F42]" office:value-type="float" office:value="0.163970611421184" calcext:value-type="float">
            <text:p>0.163970611421184</text:p>
          </table:table-cell>
          <table:table-cell table:formula="of:=[.E42]-[.F42]" office:value-type="float" office:value="68.64" calcext:value-type="float">
            <text:p>68.64</text:p>
          </table:table-cell>
          <table:table-cell table:formula="of:=[.F42]^3/[.Q42]" office:value-type="float" office:value="124.778457692308" calcext:value-type="float">
            <text:p>124.778457692308</text:p>
          </table:table-cell>
          <table:table-cell office:value-type="float" office:value="6.00798371313904" calcext:value-type="float">
            <text:p>6.00798371313904</text:p>
          </table:table-cell>
          <table:table-cell office:value-type="float" office:value="0.817615268743816" calcext:value-type="float">
            <text:p>0.817615268743816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3]-[.F43])/[.F43]/[.F43]" office:value-type="float" office:value="0.69896293800374" calcext:value-type="float">
            <text:p>0.69896293800374</text:p>
          </table:table-cell>
          <table:table-cell table:formula="of:=[.E43]-[.F43]" office:value-type="float" office:value="122.397" calcext:value-type="float">
            <text:p>122.397</text:p>
          </table:table-cell>
          <table:table-cell table:formula="of:=[.F43]^3/[.Q43]" office:value-type="float" office:value="18.9323342919925" calcext:value-type="float">
            <text:p>18.9323342919925</text:p>
          </table:table-cell>
          <table:table-cell office:value-type="float" office:value="34.981006067026" calcext:value-type="float">
            <text:p>34.981006067026</text:p>
          </table:table-cell>
          <table:table-cell office:value-type="float" office:value="0.533644488580068" calcext:value-type="float">
            <text:p>0.533644488580068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305512592847186" calcext:value-type="float">
            <text:p>0.305512592847186</text:p>
          </table:table-cell>
          <table:table-cell table:formula="of:=[.E44]-[.F44]" office:value-type="float" office:value="158.4" calcext:value-type="float">
            <text:p>158.4</text:p>
          </table:table-cell>
          <table:table-cell table:formula="of:=[.F44]^3/[.Q44]" office:value-type="float" office:value="74.530479375" calcext:value-type="float">
            <text:p>74.530479375</text:p>
          </table:table-cell>
          <table:table-cell office:value-type="float" office:value="10.2055341587075" calcext:value-type="float">
            <text:p>10.2055341587075</text:p>
          </table:table-cell>
          <table:table-cell office:value-type="float" office:value="0.489718822957933" calcext:value-type="float">
            <text:p>0.489718822957933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5]-[.F45])/[.F45]/[.F45]" office:value-type="float" office:value="0.293780421849648" calcext:value-type="float">
            <text:p>0.293780421849648</text:p>
          </table:table-cell>
          <table:table-cell table:formula="of:=[.E45]-[.F45]" office:value-type="float" office:value="135.8" calcext:value-type="float">
            <text:p>135.8</text:p>
          </table:table-cell>
          <table:table-cell table:formula="of:=[.F45]^3/[.Q45]" office:value-type="float" office:value="73.1839101620029" calcext:value-type="float">
            <text:p>73.1839101620029</text:p>
          </table:table-cell>
          <table:table-cell office:value-type="float" office:value="15.3810002155367" calcext:value-type="float">
            <text:p>15.3810002155367</text:p>
          </table:table-cell>
          <table:table-cell office:value-type="float" office:value="0.0747229591623912" calcext:value-type="float">
            <text:p>0.0747229591623912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6]-[.F46])/[.F46]/[.F46]" office:value-type="float" office:value="0.140226905961172" calcext:value-type="float">
            <text:p>0.140226905961172</text:p>
          </table:table-cell>
          <table:table-cell table:formula="of:=[.E46]-[.F46]" office:value-type="float" office:value="114.7" calcext:value-type="float">
            <text:p>114.7</text:p>
          </table:table-cell>
          <table:table-cell table:formula="of:=[.F46]^3/[.Q46]" office:value-type="float" office:value="203.955152571927" calcext:value-type="float">
            <text:p>203.955152571927</text:p>
          </table:table-cell>
          <table:table-cell office:value-type="float" office:value="11.6365157931328" calcext:value-type="float">
            <text:p>11.6365157931328</text:p>
          </table:table-cell>
          <table:table-cell office:value-type="float" office:value="0.425324671832027" calcext:value-type="float">
            <text:p>0.425324671832027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7]-[.F47])/[.F47]/[.F47]" office:value-type="float" office:value="1.08731575120629" calcext:value-type="float">
            <text:p>1.08731575120629</text:p>
          </table:table-cell>
          <table:table-cell table:formula="of:=[.E47]-[.F47]" office:value-type="float" office:value="164.5" calcext:value-type="float">
            <text:p>164.5</text:p>
          </table:table-cell>
          <table:table-cell table:formula="of:=[.F47]^3/[.Q47]" office:value-type="float" office:value="11.3122613981763" calcext:value-type="float">
            <text:p>11.3122613981763</text:p>
          </table:table-cell>
          <table:table-cell office:value-type="float" office:value="19.9495546604147" calcext:value-type="float">
            <text:p>19.9495546604147</text:p>
          </table:table-cell>
          <table:table-cell office:value-type="float" office:value="19.0901317482707" calcext:value-type="float">
            <text:p>19.0901317482707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48]-[.F48])/[.F48]/[.F48]" office:value-type="float" office:value="0.0760026298487837" calcext:value-type="float">
            <text:p>0.0760026298487837</text:p>
          </table:table-cell>
          <table:table-cell table:formula="of:=[.E48]-[.F48]" office:value-type="float" office:value="28.9" calcext:value-type="float">
            <text:p>28.9</text:p>
          </table:table-cell>
          <table:table-cell table:formula="of:=[.F48]^3/[.Q48]" office:value-type="float" office:value="256.570069204152" calcext:value-type="float">
            <text:p>256.570069204152</text:p>
          </table:table-cell>
          <table:table-cell office:value-type="float" office:value="34.3467619121143" calcext:value-type="float">
            <text:p>34.3467619121143</text:p>
          </table:table-cell>
          <table:table-cell office:value-type="float" office:value="4.03222602054307" calcext:value-type="float">
            <text:p>4.03222602054307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49]-[.F49])/[.F49]/[.F49]" office:value-type="float" office:value="0.0205868088411356" calcext:value-type="float">
            <text:p>0.0205868088411356</text:p>
          </table:table-cell>
          <table:table-cell table:formula="of:=[.E49]-[.F49]" office:value-type="float" office:value="60.7" calcext:value-type="float">
            <text:p>60.7</text:p>
          </table:table-cell>
          <table:table-cell table:formula="of:=[.F49]^3/[.Q49]" office:value-type="float" office:value="2637.61131795717" calcext:value-type="float">
            <text:p>2637.61131795717</text:p>
          </table:table-cell>
          <table:table-cell office:value-type="float" office:value="10.4239204045377" calcext:value-type="float">
            <text:p>10.4239204045377</text:p>
          </table:table-cell>
          <table:table-cell office:value-type="float" office:value="2.9042859653269" calcext:value-type="float">
            <text:p>2.9042859653269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0]-[.F50])/[.F50]/[.F50]" office:value-type="float" office:value="0.0622922517972635" calcext:value-type="float">
            <text:p>0.0622922517972635</text:p>
          </table:table-cell>
          <table:table-cell table:formula="of:=[.E50]-[.F50]" office:value-type="float" office:value="96.7" calcext:value-type="float">
            <text:p>96.7</text:p>
          </table:table-cell>
          <table:table-cell table:formula="of:=[.F50]^3/[.Q50]" office:value-type="float" office:value="632.502419855222" calcext:value-type="float">
            <text:p>632.502419855222</text:p>
          </table:table-cell>
          <table:table-cell office:value-type="float" office:value="1.98928317155176" calcext:value-type="float">
            <text:p>1.98928317155176</text:p>
          </table:table-cell>
          <table:table-cell office:value-type="float" office:value="17.5037103606276" calcext:value-type="float">
            <text:p>17.5037103606276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1]-[.F51])/[.F51]/[.F51]" office:value-type="float" office:value="0.0242079031683873" calcext:value-type="float">
            <text:p>0.0242079031683873</text:p>
          </table:table-cell>
          <table:table-cell table:formula="of:=[.E51]-[.F51]" office:value-type="float" office:value="68" calcext:value-type="float">
            <text:p>68</text:p>
          </table:table-cell>
          <table:table-cell table:formula="of:=[.F51]^3/[.Q51]" office:value-type="float" office:value="2189.36764705882" calcext:value-type="float">
            <text:p>2189.36764705882</text:p>
          </table:table-cell>
          <table:table-cell office:value-type="float" office:value="1.03185227764598" calcext:value-type="float">
            <text:p>1.03185227764598</text:p>
          </table:table-cell>
          <table:table-cell office:value-type="float" office:value="5.36719783810525" calcext:value-type="float">
            <text:p>5.36719783810525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2]-[.F52])/[.F52]/[.F52]" office:value-type="float" office:value="0.069383395935804" calcext:value-type="float">
            <text:p>0.069383395935804</text:p>
          </table:table-cell>
          <table:table-cell table:formula="of:=[.E52]-[.F52]" office:value-type="float" office:value="95.5" calcext:value-type="float">
            <text:p>95.5</text:p>
          </table:table-cell>
          <table:table-cell table:formula="of:=[.F52]^3/[.Q52]" office:value-type="float" office:value="534.710062827225" calcext:value-type="float">
            <text:p>534.710062827225</text:p>
          </table:table-cell>
          <table:table-cell office:value-type="float" office:value="2.00295671195802" calcext:value-type="float">
            <text:p>2.00295671195802</text:p>
          </table:table-cell>
          <table:table-cell office:value-type="float" office:value="18.5758291098745" calcext:value-type="float">
            <text:p>18.5758291098745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3]-[.F53])/[.F53]/[.F53]" office:value-type="float" office:value="0.0757439918279079" calcext:value-type="float">
            <text:p>0.0757439918279079</text:p>
          </table:table-cell>
          <table:table-cell table:formula="of:=[.E53]-[.F53]" office:value-type="float" office:value="139.4" calcext:value-type="float">
            <text:p>139.4</text:p>
          </table:table-cell>
          <table:table-cell table:formula="of:=[.F53]^3/[.Q53]" office:value-type="float" office:value="566.381556671449" calcext:value-type="float">
            <text:p>566.381556671449</text:p>
          </table:table-cell>
          <table:table-cell office:value-type="float" office:value="1.73041471869975" calcext:value-type="float">
            <text:p>1.73041471869975</text:p>
          </table:table-cell>
          <table:table-cell office:value-type="float" office:value="142.375403573701" calcext:value-type="float">
            <text:p>142.375403573701</text:p>
          </table:table-cell>
          <table:table-cell table:number-columns-repeated="1002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54]-[.F54])/[.F54]/[.F54]" office:value-type="float" office:value="0.0476447667914047" calcext:value-type="float">
            <text:p>0.0476447667914047</text:p>
          </table:table-cell>
          <table:table-cell table:formula="of:=[.E54]-[.F54]" office:value-type="float" office:value="197.6" calcext:value-type="float">
            <text:p>197.6</text:p>
          </table:table-cell>
          <table:table-cell table:formula="of:=[.F54]^3/[.Q54]" office:value-type="float" office:value="1351.66995951417" calcext:value-type="float">
            <text:p>1351.66995951417</text:p>
          </table:table-cell>
          <table:table-cell office:value-type="float" office:value="1.42462893838073" calcext:value-type="float">
            <text:p>1.42462893838073</text:p>
          </table:table-cell>
          <table:table-cell office:value-type="float" office:value="54.0918781823356" calcext:value-type="float">
            <text:p>54.0918781823356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178949525305649" calcext:value-type="float">
            <text:p>0.178949525305649</text:p>
          </table:table-cell>
          <table:table-cell table:formula="of:=[.E55]-[.F55]" office:value-type="float" office:value="26.2" calcext:value-type="float">
            <text:p>26.2</text:p>
          </table:table-cell>
          <table:table-cell table:formula="of:=[.F55]^3/[.Q55]" office:value-type="float" office:value="67.6168320610687" calcext:value-type="float">
            <text:p>67.6168320610687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6]-[.F56])/[.F56]/[.F56]" office:value-type="float" office:value="0.615286011857074" calcext:value-type="float">
            <text:p>0.615286011857074</text:p>
          </table:table-cell>
          <table:table-cell table:formula="of:=[.E56]-[.F56]" office:value-type="float" office:value="38.4" calcext:value-type="float">
            <text:p>38.4</text:p>
          </table:table-cell>
          <table:table-cell table:formula="of:=[.F56]^3/[.Q56]" office:value-type="float" office:value="12.8395572916667" calcext:value-type="float">
            <text:p>12.8395572916667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7]-[.F57])/[.F57]/[.F57]" office:value-type="float" office:value="0.351646660510926" calcext:value-type="float">
            <text:p>0.351646660510926</text:p>
          </table:table-cell>
          <table:table-cell table:formula="of:=[.E57]-[.F57]" office:value-type="float" office:value="45.7" calcext:value-type="float">
            <text:p>45.7</text:p>
          </table:table-cell>
          <table:table-cell table:formula="of:=[.F57]^3/[.Q57]" office:value-type="float" office:value="32.4189059080963" calcext:value-type="float">
            <text:p>32.4189059080963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8]-[.F58])/[.F58]/[.F58]" office:value-type="float" office:value="0.235416666666667" calcext:value-type="float">
            <text:p>0.235416666666667</text:p>
          </table:table-cell>
          <table:table-cell table:formula="of:=[.E58]-[.F58]" office:value-type="float" office:value="33.9" calcext:value-type="float">
            <text:p>33.9</text:p>
          </table:table-cell>
          <table:table-cell table:formula="of:=[.F58]^3/[.Q58]" office:value-type="float" office:value="50.9734513274336" calcext:value-type="float">
            <text:p>50.9734513274336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292013527575442" calcext:value-type="float">
            <text:p>0.292013527575442</text:p>
          </table:table-cell>
          <table:table-cell table:formula="of:=[.E59]-[.F59]" office:value-type="float" office:value="44.9" calcext:value-type="float">
            <text:p>44.9</text:p>
          </table:table-cell>
          <table:table-cell table:formula="of:=[.F59]^3/[.Q59]" office:value-type="float" office:value="42.4637861915368" calcext:value-type="float">
            <text:p>42.4637861915368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764892578125" calcext:value-type="float">
            <text:p>0.2764892578125</text:p>
          </table:table-cell>
          <table:table-cell table:formula="of:=[.E60]-[.F60]" office:value-type="float" office:value="45.3" calcext:value-type="float">
            <text:p>45.3</text:p>
          </table:table-cell>
          <table:table-cell table:formula="of:=[.F60]^3/[.Q60]" office:value-type="float" office:value="46.2947461368653" calcext:value-type="float">
            <text:p>46.2947461368653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0472498868266184" calcext:value-type="float">
            <text:p>0.0472498868266184</text:p>
          </table:table-cell>
          <table:table-cell table:formula="of:=[.E61]-[.F61]" office:value-type="float" office:value="16.7" calcext:value-type="float">
            <text:p>16.7</text:p>
          </table:table-cell>
          <table:table-cell table:formula="of:=[.F61]^3/[.Q61]" office:value-type="float" office:value="397.884550898204" calcext:value-type="float">
            <text:p>397.88455089820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0429423282306871" calcext:value-type="float">
            <text:p>0.0429423282306871</text:p>
          </table:table-cell>
          <table:table-cell table:formula="of:=[.E62]-[.F62]" office:value-type="float" office:value="19.3" calcext:value-type="float">
            <text:p>19.3</text:p>
          </table:table-cell>
          <table:table-cell table:formula="of:=[.F62]^3/[.Q62]" office:value-type="float" office:value="493.685388601036" calcext:value-type="float">
            <text:p>493.685388601036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3]-[.F63])/[.F63]/[.F63]" office:value-type="float" office:value="0.120466487248494" calcext:value-type="float">
            <text:p>0.120466487248494</text:p>
          </table:table-cell>
          <table:table-cell table:formula="of:=[.E63]-[.F63]" office:value-type="float" office:value="28.2" calcext:value-type="float">
            <text:p>28.2</text:p>
          </table:table-cell>
          <table:table-cell table:formula="of:=[.F63]^3/[.Q63]" office:value-type="float" office:value="127.006276595745" calcext:value-type="float">
            <text:p>127.006276595745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4]-[.F64])/[.F64]/[.F64]" office:value-type="float" office:value="0.150367565159278" calcext:value-type="float">
            <text:p>0.150367565159278</text:p>
          </table:table-cell>
          <table:table-cell table:formula="of:=[.E64]-[.F64]" office:value-type="float" office:value="27" calcext:value-type="float">
            <text:p>27</text:p>
          </table:table-cell>
          <table:table-cell table:formula="of:=[.F64]^3/[.Q64]" office:value-type="float" office:value="89.114962962963" calcext:value-type="float">
            <text:p>89.114962962963</text:p>
          </table:table-cell>
          <table:table-cell table:style-name="ce7"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5]-[.F65])/[.F65]/[.F65]" office:value-type="float" office:value="0.120415224913495" calcext:value-type="float">
            <text:p>0.120415224913495</text:p>
          </table:table-cell>
          <table:table-cell table:formula="of:=[.E65]-[.F65]" office:value-type="float" office:value="8.7" calcext:value-type="float">
            <text:p>8.7</text:p>
          </table:table-cell>
          <table:table-cell table:formula="of:=[.F65]^3/[.Q65]" office:value-type="float" office:value="70.5890804597701" calcext:value-type="float">
            <text:p>70.5890804597701</text:p>
          </table:table-cell>
          <table:table-cell table:style-name="ce7"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6]-[.F66])/[.F66]/[.F66]" office:value-type="float" office:value="0.65843621399177" calcext:value-type="float">
            <text:p>0.65843621399177</text:p>
          </table:table-cell>
          <table:table-cell table:formula="of:=[.E66]-[.F66]" office:value-type="float" office:value="19.2" calcext:value-type="float">
            <text:p>19.2</text:p>
          </table:table-cell>
          <table:table-cell table:formula="of:=[.F66]^3/[.Q66]" office:value-type="float" office:value="8.20125" calcext:value-type="float">
            <text:p>8.20125</text:p>
          </table:table-cell>
          <table:table-cell table:style-name="ce7"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7]-[.F67])/[.F67]/[.F67]" office:value-type="float" office:value="0.105555555555556" calcext:value-type="float">
            <text:p>0.105555555555556</text:p>
          </table:table-cell>
          <table:table-cell table:formula="of:=[.E67]-[.F67]" office:value-type="float" office:value="15.2" calcext:value-type="float">
            <text:p>15.2</text:p>
          </table:table-cell>
          <table:table-cell table:formula="of:=[.F67]^3/[.Q67]" office:value-type="float" office:value="113.684210526316" calcext:value-type="float">
            <text:p>113.684210526316</text:p>
          </table:table-cell>
          <table:table-cell table:style-name="ce7"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68]-[.F68])/[.F68]/[.F68]" office:value-type="float" office:value="0.502676977989292" calcext:value-type="float">
            <text:p>0.502676977989292</text:p>
          </table:table-cell>
          <table:table-cell table:formula="of:=[.E68]-[.F68]" office:value-type="float" office:value="33.8" calcext:value-type="float">
            <text:p>33.8</text:p>
          </table:table-cell>
          <table:table-cell table:formula="of:=[.F68]^3/[.Q68]" office:value-type="float" office:value="16.3126627218935" calcext:value-type="float">
            <text:p>16.3126627218935</text:p>
          </table:table-cell>
          <table:table-cell table:style-name="ce7"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69]-[.F69])/[.F69]/[.F69]" office:value-type="float" office:value="0.0713860797144557" calcext:value-type="float">
            <text:p>0.0713860797144557</text:p>
          </table:table-cell>
          <table:table-cell table:formula="of:=[.E69]-[.F69]" office:value-type="float" office:value="19.2" calcext:value-type="float">
            <text:p>19.2</text:p>
          </table:table-cell>
          <table:table-cell table:formula="of:=[.F69]^3/[.Q69]" office:value-type="float" office:value="229.736666666667" calcext:value-type="float">
            <text:p>229.736666666667</text:p>
          </table:table-cell>
          <table:table-cell table:style-name="ce7"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0]-[.F70])/[.F70]/[.F70]" office:value-type="float" office:value="0.161078238001315" calcext:value-type="float">
            <text:p>0.161078238001315</text:p>
          </table:table-cell>
          <table:table-cell table:formula="of:=[.E70]-[.F70]" office:value-type="float" office:value="9.8" calcext:value-type="float">
            <text:p>9.8</text:p>
          </table:table-cell>
          <table:table-cell table:formula="of:=[.F70]^3/[.Q70]" office:value-type="float" office:value="48.4236734693878" calcext:value-type="float">
            <text:p>48.4236734693878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1]-[.F71])/[.F71]/[.F71]" office:value-type="float" office:value="1.248" calcext:value-type="float">
            <text:p>1.248</text:p>
          </table:table-cell>
          <table:table-cell table:formula="of:=[.E71]-[.F71]" office:value-type="float" office:value="31.2" calcext:value-type="float">
            <text:p>31.2</text:p>
          </table:table-cell>
          <table:table-cell table:formula="of:=[.F71]^3/[.Q71]" office:value-type="float" office:value="4.00641025641026" calcext:value-type="float">
            <text:p>4.00641025641026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2]-[.F72])/[.F72]/[.F72]" office:value-type="float" office:value="0.089319530362328" calcext:value-type="float">
            <text:p>0.089319530362328</text:p>
          </table:table-cell>
          <table:table-cell table:formula="of:=[.E72]-[.F72]" office:value-type="float" office:value="28.3" calcext:value-type="float">
            <text:p>28.3</text:p>
          </table:table-cell>
          <table:table-cell table:formula="of:=[.F72]^3/[.Q72]" office:value-type="float" office:value="199.284522968198" calcext:value-type="float">
            <text:p>199.284522968198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0.241965973534972" calcext:value-type="float">
            <text:p>0.241965973534972</text:p>
          </table:table-cell>
          <table:table-cell table:formula="of:=[.E73]-[.F73]" office:value-type="float" office:value="32" calcext:value-type="float">
            <text:p>32</text:p>
          </table:table-cell>
          <table:table-cell table:formula="of:=[.F73]^3/[.Q73]" office:value-type="float" office:value="47.52734375" calcext:value-type="float">
            <text:p>47.52734375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4]-[.F74])/[.F74]/[.F74]" office:value-type="float" office:value="0.0871255131452529" calcext:value-type="float">
            <text:p>0.0871255131452529</text:p>
          </table:table-cell>
          <table:table-cell table:formula="of:=[.E74]-[.F74]" office:value-type="float" office:value="39.9" calcext:value-type="float">
            <text:p>39.9</text:p>
          </table:table-cell>
          <table:table-cell table:formula="of:=[.F74]^3/[.Q74]" office:value-type="float" office:value="245.622656641604" calcext:value-type="float">
            <text:p>245.62265664160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5]-[.F75])/[.F75]/[.F75]" office:value-type="float" office:value="0.360434007134364" calcext:value-type="float">
            <text:p>0.360434007134364</text:p>
          </table:table-cell>
          <table:table-cell table:formula="of:=[.E75]-[.F75]" office:value-type="float" office:value="48.5" calcext:value-type="float">
            <text:p>48.5</text:p>
          </table:table-cell>
          <table:table-cell table:formula="of:=[.F75]^3/[.Q75]" office:value-type="float" office:value="32.1834226804124" calcext:value-type="float">
            <text:p>32.183422680412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6]-[.F76])/[.F76]/[.F76]" office:value-type="float" office:value="0.335250942273358" calcext:value-type="float">
            <text:p>0.335250942273358</text:p>
          </table:table-cell>
          <table:table-cell table:formula="of:=[.E76]-[.F76]" office:value-type="float" office:value="16.9" calcext:value-type="float">
            <text:p>16.9</text:p>
          </table:table-cell>
          <table:table-cell table:formula="of:=[.F76]^3/[.Q76]" office:value-type="float" office:value="21.1781656804734" calcext:value-type="float">
            <text:p>21.178165680473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7]-[.F77])/[.F77]/[.F77]" office:value-type="float" office:value="0.38775837205576" calcext:value-type="float">
            <text:p>0.38775837205576</text:p>
          </table:table-cell>
          <table:table-cell table:formula="of:=[.E77]-[.F77]" office:value-type="float" office:value="24.2" calcext:value-type="float">
            <text:p>24.2</text:p>
          </table:table-cell>
          <table:table-cell table:formula="of:=[.F77]^3/[.Q77]" office:value-type="float" office:value="20.3735123966942" calcext:value-type="float">
            <text:p>20.373512396694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78]-[.F78])/[.F78]/[.F78]" office:value-type="float" office:value="0.110534409842368" calcext:value-type="float">
            <text:p>0.110534409842368</text:p>
          </table:table-cell>
          <table:table-cell table:formula="of:=[.E78]-[.F78]" office:value-type="float" office:value="46" calcext:value-type="float">
            <text:p>46</text:p>
          </table:table-cell>
          <table:table-cell table:formula="of:=[.F78]^3/[.Q78]" office:value-type="float" office:value="184.557913043478" calcext:value-type="float">
            <text:p>184.557913043478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79]-[.F79])/[.F79]/[.F79]" office:value-type="float" office:value="0.54412321676556" calcext:value-type="float">
            <text:p>0.54412321676556</text:p>
          </table:table-cell>
          <table:table-cell table:formula="of:=[.E79]-[.F79]" office:value-type="float" office:value="43.1" calcext:value-type="float">
            <text:p>43.1</text:p>
          </table:table-cell>
          <table:table-cell table:formula="of:=[.F79]^3/[.Q79]" office:value-type="float" office:value="16.3565893271462" calcext:value-type="float">
            <text:p>16.356589327146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0]-[.F80])/[.F80]/[.F80]" office:value-type="float" office:value="0.0282728195791464" calcext:value-type="float">
            <text:p>0.0282728195791464</text:p>
          </table:table-cell>
          <table:table-cell table:formula="of:=[.E80]-[.F80]" office:value-type="float" office:value="32.3" calcext:value-type="float">
            <text:p>32.3</text:p>
          </table:table-cell>
          <table:table-cell table:formula="of:=[.F80]^3/[.Q80]" office:value-type="float" office:value="1195.49448916409" calcext:value-type="float">
            <text:p>1195.49448916409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374248162174204" calcext:value-type="float">
            <text:p>0.374248162174204</text:p>
          </table:table-cell>
          <table:table-cell table:formula="of:=[.E81]-[.F81]" office:value-type="float" office:value="16.8" calcext:value-type="float">
            <text:p>16.8</text:p>
          </table:table-cell>
          <table:table-cell table:formula="of:=[.F81]^3/[.Q81]" office:value-type="float" office:value="17.9025595238095" calcext:value-type="float">
            <text:p>17.9025595238095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2]-[.F82])/[.F82]/[.F82]" office:value-type="float" office:value="0.16415489893596" calcext:value-type="float">
            <text:p>0.16415489893596</text:p>
          </table:table-cell>
          <table:table-cell table:formula="of:=[.E82]-[.F82]" office:value-type="float" office:value="41.5" calcext:value-type="float">
            <text:p>41.5</text:p>
          </table:table-cell>
          <table:table-cell table:formula="of:=[.F82]^3/[.Q82]" office:value-type="float" office:value="96.859734939759" calcext:value-type="float">
            <text:p>96.859734939759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3]-[.F83])/[.F83]/[.F83]" office:value-type="float" office:value="0.0505301010602021" calcext:value-type="float">
            <text:p>0.0505301010602021</text:p>
          </table:table-cell>
          <table:table-cell table:formula="of:=[.E83]-[.F83]" office:value-type="float" office:value="32.6" calcext:value-type="float">
            <text:p>32.6</text:p>
          </table:table-cell>
          <table:table-cell table:formula="of:=[.F83]^3/[.Q83]" office:value-type="float" office:value="502.670674846626" calcext:value-type="float">
            <text:p>502.670674846626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4]-[.F84])/[.F84]/[.F84]" office:value-type="float" office:value="0.0770402221625011" calcext:value-type="float">
            <text:p>0.0770402221625011</text:p>
          </table:table-cell>
          <table:table-cell table:formula="of:=[.E84]-[.F84]" office:value-type="float" office:value="25.8" calcext:value-type="float">
            <text:p>25.8</text:p>
          </table:table-cell>
          <table:table-cell table:formula="of:=[.F84]^3/[.Q84]" office:value-type="float" office:value="237.538255813954" calcext:value-type="float">
            <text:p>237.53825581395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5]-[.F85])/[.F85]/[.F85]" office:value-type="float" office:value="0.0620408163265306" calcext:value-type="float">
            <text:p>0.0620408163265306</text:p>
          </table:table-cell>
          <table:table-cell table:formula="of:=[.E85]-[.F85]" office:value-type="float" office:value="19" calcext:value-type="float">
            <text:p>19</text:p>
          </table:table-cell>
          <table:table-cell table:formula="of:=[.F85]^3/[.Q85]" office:value-type="float" office:value="282.072368421053" calcext:value-type="float">
            <text:p>282.072368421053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6]-[.F86])/[.F86]/[.F86]" office:value-type="float" office:value="0.065356721200877" calcext:value-type="float">
            <text:p>0.065356721200877</text:p>
          </table:table-cell>
          <table:table-cell table:formula="of:=[.E86]-[.F86]" office:value-type="float" office:value="15.5" calcext:value-type="float">
            <text:p>15.5</text:p>
          </table:table-cell>
          <table:table-cell table:formula="of:=[.F86]^3/[.Q86]" office:value-type="float" office:value="235.629935483871" calcext:value-type="float">
            <text:p>235.629935483871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7]-[.F87])/[.F87]/[.F87]" office:value-type="float" office:value="0.445362718089991" calcext:value-type="float">
            <text:p>0.445362718089991</text:p>
          </table:table-cell>
          <table:table-cell table:formula="of:=[.E87]-[.F87]" office:value-type="float" office:value="19.4" calcext:value-type="float">
            <text:p>19.4</text:p>
          </table:table-cell>
          <table:table-cell table:formula="of:=[.F87]^3/[.Q87]" office:value-type="float" office:value="14.819381443299" calcext:value-type="float">
            <text:p>14.819381443299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88]-[.F88])/[.F88]/[.F88]" office:value-type="float" office:value="1.18655692729767" calcext:value-type="float">
            <text:p>1.18655692729767</text:p>
          </table:table-cell>
          <table:table-cell table:formula="of:=[.E88]-[.F88]" office:value-type="float" office:value="34.6" calcext:value-type="float">
            <text:p>34.6</text:p>
          </table:table-cell>
          <table:table-cell table:formula="of:=[.F88]^3/[.Q88]" office:value-type="float" office:value="4.55098265895954" calcext:value-type="float">
            <text:p>4.5509826589595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89]-[.F89])/[.F89]/[.F89]" office:value-type="float" office:value="0.222050754458162" calcext:value-type="float">
            <text:p>0.222050754458162</text:p>
          </table:table-cell>
          <table:table-cell table:formula="of:=[.E89]-[.F89]" office:value-type="float" office:value="25.9" calcext:value-type="float">
            <text:p>25.9</text:p>
          </table:table-cell>
          <table:table-cell table:formula="of:=[.F89]^3/[.Q89]" office:value-type="float" office:value="48.637528957529" calcext:value-type="float">
            <text:p>48.637528957529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0]-[.F90])/[.F90]/[.F90]" office:value-type="float" office:value="0.115645449137418" calcext:value-type="float">
            <text:p>0.115645449137418</text:p>
          </table:table-cell>
          <table:table-cell table:formula="of:=[.E90]-[.F90]" office:value-type="float" office:value="48.6" calcext:value-type="float">
            <text:p>48.6</text:p>
          </table:table-cell>
          <table:table-cell table:formula="of:=[.F90]^3/[.Q90]" office:value-type="float" office:value="177.265946502058" calcext:value-type="float">
            <text:p>177.265946502058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1]-[.F91])/[.F91]/[.F91]" office:value-type="float" office:value="0.0260800352249826" calcext:value-type="float">
            <text:p>0.0260800352249826</text:p>
          </table:table-cell>
          <table:table-cell table:formula="of:=[.E91]-[.F91]" office:value-type="float" office:value="15.4" calcext:value-type="float">
            <text:p>15.4</text:p>
          </table:table-cell>
          <table:table-cell table:formula="of:=[.F91]^3/[.Q91]" office:value-type="float" office:value="931.747207792208" calcext:value-type="float">
            <text:p>931.747207792208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2]-[.F92])/[.F92]/[.F92]" office:value-type="float" office:value="0.141049382716049" calcext:value-type="float">
            <text:p>0.141049382716049</text:p>
          </table:table-cell>
          <table:table-cell table:formula="of:=[.E92]-[.F92]" office:value-type="float" office:value="45.7" calcext:value-type="float">
            <text:p>45.7</text:p>
          </table:table-cell>
          <table:table-cell table:formula="of:=[.F92]^3/[.Q92]" office:value-type="float" office:value="127.614879649891" calcext:value-type="float">
            <text:p>127.614879649891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3]-[.F93])/[.F93]/[.F93]" office:value-type="float" office:value="0.226548885283336" calcext:value-type="float">
            <text:p>0.226548885283336</text:p>
          </table:table-cell>
          <table:table-cell table:formula="of:=[.E93]-[.F93]" office:value-type="float" office:value="37.7" calcext:value-type="float">
            <text:p>37.7</text:p>
          </table:table-cell>
          <table:table-cell table:formula="of:=[.F93]^3/[.Q93]" office:value-type="float" office:value="56.9413527851459" calcext:value-type="float">
            <text:p>56.9413527851459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4]-[.F94])/[.F94]/[.F94]" office:value-type="float" office:value="0.214248614958449" calcext:value-type="float">
            <text:p>0.214248614958449</text:p>
          </table:table-cell>
          <table:table-cell table:formula="of:=[.E94]-[.F94]" office:value-type="float" office:value="49.5" calcext:value-type="float">
            <text:p>49.5</text:p>
          </table:table-cell>
          <table:table-cell table:formula="of:=[.F94]^3/[.Q94]" office:value-type="float" office:value="70.9456161616162" calcext:value-type="float">
            <text:p>70.945616161616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5]-[.F95])/[.F95]/[.F95]" office:value-type="float" office:value="0.11966110577343" calcext:value-type="float">
            <text:p>0.11966110577343</text:p>
          </table:table-cell>
          <table:table-cell table:formula="of:=[.E95]-[.F95]" office:value-type="float" office:value="13.7" calcext:value-type="float">
            <text:p>13.7</text:p>
          </table:table-cell>
          <table:table-cell table:formula="of:=[.F95]^3/[.Q95]" office:value-type="float" office:value="89.419197080292" calcext:value-type="float">
            <text:p>89.41919708029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6101108033241" calcext:value-type="float">
            <text:p>0.16101108033241</text:p>
          </table:table-cell>
          <table:table-cell table:formula="of:=[.E96]-[.F96]" office:value-type="float" office:value="37.2" calcext:value-type="float">
            <text:p>37.2</text:p>
          </table:table-cell>
          <table:table-cell table:formula="of:=[.F96]^3/[.Q96]" office:value-type="float" office:value="94.403440860215" calcext:value-type="float">
            <text:p>94.403440860215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7]-[.F97])/[.F97]/[.F97]" office:value-type="float" office:value="0.272338910644357" calcext:value-type="float">
            <text:p>0.272338910644357</text:p>
          </table:table-cell>
          <table:table-cell table:formula="of:=[.E97]-[.F97]" office:value-type="float" office:value="30.6" calcext:value-type="float">
            <text:p>30.6</text:p>
          </table:table-cell>
          <table:table-cell table:formula="of:=[.F97]^3/[.Q97]" office:value-type="float" office:value="38.922091503268" calcext:value-type="float">
            <text:p>38.922091503268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98]-[.F98])/[.F98]/[.F98]" office:value-type="float" office:value="0.632086167800453" calcext:value-type="float">
            <text:p>0.632086167800453</text:p>
          </table:table-cell>
          <table:table-cell table:formula="of:=[.E98]-[.F98]" office:value-type="float" office:value="44.6" calcext:value-type="float">
            <text:p>44.6</text:p>
          </table:table-cell>
          <table:table-cell table:formula="of:=[.F98]^3/[.Q98]" office:value-type="float" office:value="13.2893273542601" calcext:value-type="float">
            <text:p>13.2893273542601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99]-[.F99])/[.F99]/[.F99]" office:value-type="float" office:value="0.564833927566147" calcext:value-type="float">
            <text:p>0.564833927566147</text:p>
          </table:table-cell>
          <table:table-cell table:formula="of:=[.E99]-[.F99]" office:value-type="float" office:value="30.1" calcext:value-type="float">
            <text:p>30.1</text:p>
          </table:table-cell>
          <table:table-cell table:formula="of:=[.F99]^3/[.Q99]" office:value-type="float" office:value="12.9241528239203" calcext:value-type="float">
            <text:p>12.9241528239203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0]-[.F100])/[.F100]/[.F100]" office:value-type="float" office:value="0.029248716117403" calcext:value-type="float">
            <text:p>0.029248716117403</text:p>
          </table:table-cell>
          <table:table-cell table:formula="of:=[.E100]-[.F100]" office:value-type="float" office:value="25.8" calcext:value-type="float">
            <text:p>25.8</text:p>
          </table:table-cell>
          <table:table-cell table:formula="of:=[.F100]^3/[.Q100]" office:value-type="float" office:value="1015.42918604651" calcext:value-type="float">
            <text:p>1015.42918604651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1]-[.F101])/[.F101]/[.F101]" office:value-type="float" office:value="0.406574394463668" calcext:value-type="float">
            <text:p>0.406574394463668</text:p>
          </table:table-cell>
          <table:table-cell table:formula="of:=[.E101]-[.F101]" office:value-type="float" office:value="42.3" calcext:value-type="float">
            <text:p>42.3</text:p>
          </table:table-cell>
          <table:table-cell table:formula="of:=[.F101]^3/[.Q101]" office:value-type="float" office:value="25.0876595744681" calcext:value-type="float">
            <text:p>25.0876595744681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2]-[.F102])/[.F102]/[.F102]" office:value-type="float" office:value="0.0117896270452127" calcext:value-type="float">
            <text:p>0.0117896270452127</text:p>
          </table:table-cell>
          <table:table-cell table:formula="of:=[.E102]-[.F102]" office:value-type="float" office:value="12.3" calcext:value-type="float">
            <text:p>12.3</text:p>
          </table:table-cell>
          <table:table-cell table:formula="of:=[.F102]^3/[.Q102]" office:value-type="float" office:value="2739.69650406504" calcext:value-type="float">
            <text:p>2739.6965040650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334141274238227" calcext:value-type="float">
            <text:p>0.334141274238227</text:p>
          </table:table-cell>
          <table:table-cell table:formula="of:=[.E103]-[.F103]" office:value-type="float" office:value="19.3" calcext:value-type="float">
            <text:p>19.3</text:p>
          </table:table-cell>
          <table:table-cell table:formula="of:=[.F103]^3/[.Q103]" office:value-type="float" office:value="22.7448704663212" calcext:value-type="float">
            <text:p>22.744870466321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4]-[.F104])/[.F104]/[.F104]" office:value-type="float" office:value="0.4753282028067" calcext:value-type="float">
            <text:p>0.4753282028067</text:p>
          </table:table-cell>
          <table:table-cell table:formula="of:=[.E104]-[.F104]" office:value-type="float" office:value="10.5" calcext:value-type="float">
            <text:p>10.5</text:p>
          </table:table-cell>
          <table:table-cell table:formula="of:=[.F104]^3/[.Q104]" office:value-type="float" office:value="9.88790476190476" calcext:value-type="float">
            <text:p>9.88790476190476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5]-[.F105])/[.F105]/[.F105]" office:value-type="float" office:value="0.0327449282998984" calcext:value-type="float">
            <text:p>0.0327449282998984</text:p>
          </table:table-cell>
          <table:table-cell table:formula="of:=[.E105]-[.F105]" office:value-type="float" office:value="8.7" calcext:value-type="float">
            <text:p>8.7</text:p>
          </table:table-cell>
          <table:table-cell table:formula="of:=[.F105]^3/[.Q105]" office:value-type="float" office:value="497.787011494253" calcext:value-type="float">
            <text:p>497.787011494253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6]-[.F106])/[.F106]/[.F106]" office:value-type="float" office:value="0.329938557360492" calcext:value-type="float">
            <text:p>0.329938557360492</text:p>
          </table:table-cell>
          <table:table-cell table:formula="of:=[.E106]-[.F106]" office:value-type="float" office:value="39.2" calcext:value-type="float">
            <text:p>39.2</text:p>
          </table:table-cell>
          <table:table-cell table:formula="of:=[.F106]^3/[.Q106]" office:value-type="float" office:value="33.0364540816327" calcext:value-type="float">
            <text:p>33.0364540816327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7]-[.F107])/[.F107]/[.F107]" office:value-type="float" office:value="0.403579254930606" calcext:value-type="float">
            <text:p>0.403579254930606</text:p>
          </table:table-cell>
          <table:table-cell table:formula="of:=[.E107]-[.F107]" office:value-type="float" office:value="22.1" calcext:value-type="float">
            <text:p>22.1</text:p>
          </table:table-cell>
          <table:table-cell table:formula="of:=[.F107]^3/[.Q107]" office:value-type="float" office:value="18.33592760181" calcext:value-type="float">
            <text:p>18.33592760181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08]-[.F108])/[.F108]/[.F108]" office:value-type="float" office:value="0.227265472884548" calcext:value-type="float">
            <text:p>0.227265472884548</text:p>
          </table:table-cell>
          <table:table-cell table:formula="of:=[.E108]-[.F108]" office:value-type="float" office:value="71.2" calcext:value-type="float">
            <text:p>71.2</text:p>
          </table:table-cell>
          <table:table-cell table:formula="of:=[.F108]^3/[.Q108]" office:value-type="float" office:value="77.8824859550562" calcext:value-type="float">
            <text:p>77.882485955056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09]-[.F109])/[.F109]/[.F109]" office:value-type="float" office:value="0.0412041603715866" calcext:value-type="float">
            <text:p>0.0412041603715866</text:p>
          </table:table-cell>
          <table:table-cell table:formula="of:=[.E109]-[.F109]" office:value-type="float" office:value="33" calcext:value-type="float">
            <text:p>33</text:p>
          </table:table-cell>
          <table:table-cell table:formula="of:=[.F109]^3/[.Q109]" office:value-type="float" office:value="686.823848484849" calcext:value-type="float">
            <text:p>686.823848484849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160484642363694" calcext:value-type="float">
            <text:p>0.160484642363694</text:p>
          </table:table-cell>
          <table:table-cell table:formula="of:=[.E110]-[.F110]" office:value-type="float" office:value="15.1" calcext:value-type="float">
            <text:p>15.1</text:p>
          </table:table-cell>
          <table:table-cell table:formula="of:=[.F110]^3/[.Q110]" office:value-type="float" office:value="60.4419205298013" calcext:value-type="float">
            <text:p>60.4419205298013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1]-[.F111])/[.F111]/[.F111]" office:value-type="float" office:value="0.10501995379122" calcext:value-type="float">
            <text:p>0.10501995379122</text:p>
          </table:table-cell>
          <table:table-cell table:formula="of:=[.E111]-[.F111]" office:value-type="float" office:value="20" calcext:value-type="float">
            <text:p>20</text:p>
          </table:table-cell>
          <table:table-cell table:formula="of:=[.F111]^3/[.Q111]" office:value-type="float" office:value="131.4036" calcext:value-type="float">
            <text:p>131.4036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2]-[.F112])/[.F112]/[.F112]" office:value-type="float" office:value="0.189230103806228" calcext:value-type="float">
            <text:p>0.189230103806228</text:p>
          </table:table-cell>
          <table:table-cell table:formula="of:=[.E112]-[.F112]" office:value-type="float" office:value="35" calcext:value-type="float">
            <text:p>35</text:p>
          </table:table-cell>
          <table:table-cell table:formula="of:=[.F112]^3/[.Q112]" office:value-type="float" office:value="71.8701714285714" calcext:value-type="float">
            <text:p>71.870171428571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3]-[.F113])/[.F113]/[.F113]" office:value-type="float" office:value="0.0134984333045822" calcext:value-type="float">
            <text:p>0.0134984333045822</text:p>
          </table:table-cell>
          <table:table-cell table:formula="of:=[.E113]-[.F113]" office:value-type="float" office:value="27.7" calcext:value-type="float">
            <text:p>27.7</text:p>
          </table:table-cell>
          <table:table-cell table:formula="of:=[.F113]^3/[.Q113]" office:value-type="float" office:value="3355.94501805054" calcext:value-type="float">
            <text:p>3355.9450180505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4]-[.F114])/[.F114]/[.F114]" office:value-type="float" office:value="0.0792797635044343" calcext:value-type="float">
            <text:p>0.0792797635044343</text:p>
          </table:table-cell>
          <table:table-cell table:formula="of:=[.E114]-[.F114]" office:value-type="float" office:value="47.2" calcext:value-type="float">
            <text:p>47.2</text:p>
          </table:table-cell>
          <table:table-cell table:formula="of:=[.F114]^3/[.Q114]" office:value-type="float" office:value="307.770847457627" calcext:value-type="float">
            <text:p>307.770847457627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5]-[.F115])/[.F115]/[.F115]" office:value-type="float" office:value="0.0153770772085653" calcext:value-type="float">
            <text:p>0.0153770772085653</text:p>
          </table:table-cell>
          <table:table-cell table:formula="of:=[.E115]-[.F115]" office:value-type="float" office:value="29.5" calcext:value-type="float">
            <text:p>29.5</text:p>
          </table:table-cell>
          <table:table-cell table:formula="of:=[.F115]^3/[.Q115]" office:value-type="float" office:value="2848.39566101695" calcext:value-type="float">
            <text:p>2848.39566101695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6]-[.F116])/[.F116]/[.F116]" office:value-type="float" office:value="0.0682397959183674" calcext:value-type="float">
            <text:p>0.0682397959183674</text:p>
          </table:table-cell>
          <table:table-cell table:formula="of:=[.E116]-[.F116]" office:value-type="float" office:value="53.5" calcext:value-type="float">
            <text:p>53.5</text:p>
          </table:table-cell>
          <table:table-cell table:formula="of:=[.F116]^3/[.Q116]" office:value-type="float" office:value="410.317757009346" calcext:value-type="float">
            <text:p>410.317757009346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7]-[.F117])/[.F117]/[.F117]" office:value-type="float" office:value="0.0275385656608089" calcext:value-type="float">
            <text:p>0.0275385656608089</text:p>
          </table:table-cell>
          <table:table-cell table:formula="of:=[.E117]-[.F117]" office:value-type="float" office:value="11.8" calcext:value-type="float">
            <text:p>11.8</text:p>
          </table:table-cell>
          <table:table-cell table:formula="of:=[.F117]^3/[.Q117]" office:value-type="float" office:value="751.67313559322" calcext:value-type="float">
            <text:p>751.6731355932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18]-[.F118])/[.F118]/[.F118]" office:value-type="float" office:value="0.0268122371822075" calcext:value-type="float">
            <text:p>0.0268122371822075</text:p>
          </table:table-cell>
          <table:table-cell table:formula="of:=[.E118]-[.F118]" office:value-type="float" office:value="27.8" calcext:value-type="float">
            <text:p>27.8</text:p>
          </table:table-cell>
          <table:table-cell table:formula="of:=[.F118]^3/[.Q118]" office:value-type="float" office:value="1200.94417266187" calcext:value-type="float">
            <text:p>1200.94417266187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19]-[.F119])/[.F119]/[.F119]" office:value-type="float" office:value="0.00585864015049718" calcext:value-type="float">
            <text:p>0.00585864015049718</text:p>
          </table:table-cell>
          <table:table-cell table:formula="of:=[.E119]-[.F119]" office:value-type="float" office:value="21.8" calcext:value-type="float">
            <text:p>21.8</text:p>
          </table:table-cell>
          <table:table-cell table:formula="of:=[.F119]^3/[.Q119]" office:value-type="float" office:value="10411.9724770642" calcext:value-type="float">
            <text:p>10411.972477064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0]-[.F120])/[.F120]/[.F120]" office:value-type="float" office:value="0.0171914059580264" calcext:value-type="float">
            <text:p>0.0171914059580264</text:p>
          </table:table-cell>
          <table:table-cell table:formula="of:=[.E120]-[.F120]" office:value-type="float" office:value="20.7" calcext:value-type="float">
            <text:p>20.7</text:p>
          </table:table-cell>
          <table:table-cell table:formula="of:=[.F120]^3/[.Q120]" office:value-type="float" office:value="2018.45038647343" calcext:value-type="float">
            <text:p>2018.45038647343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1]-[.F121])/[.F121]/[.F121]" office:value-type="float" office:value="1.01944444444444" calcext:value-type="float">
            <text:p>1.01944444444444</text:p>
          </table:table-cell>
          <table:table-cell table:formula="of:=[.E121]-[.F121]" office:value-type="float" office:value="36.7" calcext:value-type="float">
            <text:p>36.7</text:p>
          </table:table-cell>
          <table:table-cell table:formula="of:=[.F121]^3/[.Q121]" office:value-type="float" office:value="5.88555858310627" calcext:value-type="float">
            <text:p>5.88555858310627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2]-[.F122])/[.F122]/[.F122]" office:value-type="float" office:value="0.313846595805803" calcext:value-type="float">
            <text:p>0.313846595805803</text:p>
          </table:table-cell>
          <table:table-cell table:formula="of:=[.E122]-[.F122]" office:value-type="float" office:value="43.7" calcext:value-type="float">
            <text:p>43.7</text:p>
          </table:table-cell>
          <table:table-cell table:formula="of:=[.F122]^3/[.Q122]" office:value-type="float" office:value="37.5979862700229" calcext:value-type="float">
            <text:p>37.5979862700229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3]-[.F123])/[.F123]/[.F123]" office:value-type="float" office:value="0.0108917733309296" calcext:value-type="float">
            <text:p>0.0108917733309296</text:p>
          </table:table-cell>
          <table:table-cell table:formula="of:=[.E123]-[.F123]" office:value-type="float" office:value="29" calcext:value-type="float">
            <text:p>29</text:p>
          </table:table-cell>
          <table:table-cell table:formula="of:=[.F123]^3/[.Q123]" office:value-type="float" office:value="4737.52055172414" calcext:value-type="float">
            <text:p>4737.5205517241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4]-[.F124])/[.F124]/[.F124]" office:value-type="float" office:value="0.0272006005728066" calcext:value-type="float">
            <text:p>0.0272006005728066</text:p>
          </table:table-cell>
          <table:table-cell table:formula="of:=[.E124]-[.F124]" office:value-type="float" office:value="52.9" calcext:value-type="float">
            <text:p>52.9</text:p>
          </table:table-cell>
          <table:table-cell table:formula="of:=[.F124]^3/[.Q124]" office:value-type="float" office:value="1621.287731569" calcext:value-type="float">
            <text:p>1621.287731569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5]-[.F125])/[.F125]/[.F125]" office:value-type="float" office:value="0.0151309222960776" calcext:value-type="float">
            <text:p>0.0151309222960776</text:p>
          </table:table-cell>
          <table:table-cell table:formula="of:=[.E125]-[.F125]" office:value-type="float" office:value="28.5" calcext:value-type="float">
            <text:p>28.5</text:p>
          </table:table-cell>
          <table:table-cell table:formula="of:=[.F125]^3/[.Q125]" office:value-type="float" office:value="2868.29838596491" calcext:value-type="float">
            <text:p>2868.29838596491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6]-[.F126])/[.F126]/[.F126]" office:value-type="float" office:value="0.0450879928714636" calcext:value-type="float">
            <text:p>0.0450879928714636</text:p>
          </table:table-cell>
          <table:table-cell table:formula="of:=[.E126]-[.F126]" office:value-type="float" office:value="50.6" calcext:value-type="float">
            <text:p>50.6</text:p>
          </table:table-cell>
          <table:table-cell table:formula="of:=[.F126]^3/[.Q126]" office:value-type="float" office:value="742.991600790514" calcext:value-type="float">
            <text:p>742.99160079051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7]-[.F127])/[.F127]/[.F127]" office:value-type="float" office:value="0.152442873374574" calcext:value-type="float">
            <text:p>0.152442873374574</text:p>
          </table:table-cell>
          <table:table-cell table:formula="of:=[.E127]-[.F127]" office:value-type="float" office:value="48.3" calcext:value-type="float">
            <text:p>48.3</text:p>
          </table:table-cell>
          <table:table-cell table:formula="of:=[.F127]^3/[.Q127]" office:value-type="float" office:value="116.765051759834" calcext:value-type="float">
            <text:p>116.76505175983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28]-[.F128])/[.F128]/[.F128]" office:value-type="float" office:value="0.0162552567899562" calcext:value-type="float">
            <text:p>0.0162552567899562</text:p>
          </table:table-cell>
          <table:table-cell table:formula="of:=[.E128]-[.F128]" office:value-type="float" office:value="26.4" calcext:value-type="float">
            <text:p>26.4</text:p>
          </table:table-cell>
          <table:table-cell table:formula="of:=[.F128]^3/[.Q128]" office:value-type="float" office:value="2479.19799242424" calcext:value-type="float">
            <text:p>2479.1979924242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29]-[.F129])/[.F129]/[.F129]" office:value-type="float" office:value="0.0431527206218564" calcext:value-type="float">
            <text:p>0.0431527206218564</text:p>
          </table:table-cell>
          <table:table-cell table:formula="of:=[.E129]-[.F129]" office:value-type="float" office:value="45.3" calcext:value-type="float">
            <text:p>45.3</text:p>
          </table:table-cell>
          <table:table-cell table:formula="of:=[.F129]^3/[.Q129]" office:value-type="float" office:value="750.821721854304" calcext:value-type="float">
            <text:p>750.821721854304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0]-[.F130])/[.F130]/[.F130]" office:value-type="float" office:value="0.0265599858934515" calcext:value-type="float">
            <text:p>0.0265599858934515</text:p>
          </table:table-cell>
          <table:table-cell table:formula="of:=[.E130]-[.F130]" office:value-type="float" office:value="48.2" calcext:value-type="float">
            <text:p>48.2</text:p>
          </table:table-cell>
          <table:table-cell table:formula="of:=[.F130]^3/[.Q130]" office:value-type="float" office:value="1603.91651452282" calcext:value-type="float">
            <text:p>1603.91651452282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1]-[.F131])/[.F131]/[.F131]" office:value-type="float" office:value="0.150367565159278" calcext:value-type="float">
            <text:p>0.150367565159278</text:p>
          </table:table-cell>
          <table:table-cell table:formula="of:=[.E131]-[.F131]" office:value-type="float" office:value="27" calcext:value-type="float">
            <text:p>27</text:p>
          </table:table-cell>
          <table:table-cell table:formula="of:=[.F131]^3/[.Q131]" office:value-type="float" office:value="89.114962962963" calcext:value-type="float">
            <text:p>89.114962962963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2]-[.F132])/[.F132]/[.F132]" office:value-type="float" office:value="0.178949525305649" calcext:value-type="float">
            <text:p>0.178949525305649</text:p>
          </table:table-cell>
          <table:table-cell table:formula="of:=[.E132]-[.F132]" office:value-type="float" office:value="26.2" calcext:value-type="float">
            <text:p>26.2</text:p>
          </table:table-cell>
          <table:table-cell table:formula="of:=[.F132]^3/[.Q132]" office:value-type="float" office:value="67.6168320610687" calcext:value-type="float">
            <text:p>67.6168320610687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3]-[.F133])/[.F133]/[.F133]" office:value-type="float" office:value="1.6595041322314" calcext:value-type="float">
            <text:p>1.6595041322314</text:p>
          </table:table-cell>
          <table:table-cell table:formula="of:=[.E133]-[.F133]" office:value-type="float" office:value="50.2" calcext:value-type="float">
            <text:p>50.2</text:p>
          </table:table-cell>
          <table:table-cell table:formula="of:=[.F133]^3/[.Q133]" office:value-type="float" office:value="3.31424302788845" calcext:value-type="float">
            <text:p>3.31424302788845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4]-[.F134])/[.F134]/[.F134]" office:value-type="float" office:value="0.615286011857074" calcext:value-type="float">
            <text:p>0.615286011857074</text:p>
          </table:table-cell>
          <table:table-cell table:formula="of:=[.E134]-[.F134]" office:value-type="float" office:value="38.4" calcext:value-type="float">
            <text:p>38.4</text:p>
          </table:table-cell>
          <table:table-cell table:formula="of:=[.F134]^3/[.Q134]" office:value-type="float" office:value="12.8395572916667" calcext:value-type="float">
            <text:p>12.8395572916667</text:p>
          </table:table-cell>
          <table:table-cell table:number-columns-repeated="1004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02092022" table:style-name="ta2">
        <table:table-column table:style-name="co1" table:default-cell-style-name="ce20"/>
        <table:table-column table:style-name="co8" table:default-cell-style-name="ce20"/>
        <table:table-column table:style-name="co9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office:forms form:automatic-focus="false" form:apply-design-mode="false"/>
        <table:table-column table:style-name="co7" table:default-cell-style-name="ce17"/>
        <table:table-column table:style-name="co7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office:forms form:automatic-focus="false" form:apply-design-mode="false"/>
        <table:table-column table:style-name="co7" table:default-cell-style-name="ce17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3" table:default-cell-style-name="ce20"/>
        <table:table-column table:style-name="co9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26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6" calcext:value-type="date">
            <text:p>10/26/21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24" calcext:value-type="float">
            <text:p>2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5.4" calcext:value-type="float">
            <text:p>15.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small inner drop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6.3" calcext:value-type="float">
            <text:p>6.3</text:p>
          </table:table-cell>
          <table:table-cell table:style-name="ce23" table:formula="of:=([.E3]-[.F3])/[.F3]/[.F3]" office:value-type="float" office:value="0.247090571765896" calcext:value-type="float">
            <text:p>0.247090571765896</text:p>
          </table:table-cell>
          <table:table-cell table:style-name="ce27" office:value-type="float" office:value="0.722324663071206" calcext:value-type="float">
            <text:p>0.72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26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7" calcext:value-type="date">
            <text:p>10/27/21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27.5" calcext:value-type="float">
            <text:p>127.5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formula="of:=([.E5]-[.F5])/[.F5]/[.F5]" office:value-type="float" office:value="0.761451516954194" calcext:value-type="float">
            <text:p>0.761451516954194</text:p>
          </table:table-cell>
          <table:table-cell table:style-name="ce27" office:value-type="float" office:value="0.90578125" calcext:value-type="float">
            <text:p>0.91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26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26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02" calcext:value-type="date">
            <text:p>11/02/2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35" calcext:value-type="float">
            <text:p>3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9.5" calcext:value-type="float">
            <text:p>9.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([.E8]-[.F8])/[.F8]/[.F8]" office:value-type="float" office:value="0.415512465373961" calcext:value-type="float">
            <text:p>0.415512465373961</text:p>
          </table:table-cell>
          <table:table-cell table:style-name="ce27" office:value-type="float" office:value="0.535982513661202" calcext:value-type="float">
            <text:p>0.54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86.1" calcext:value-type="float">
            <text:p>86.1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7" office:value-type="string" calcext:value-type="string">
            <text:p>inner droplet pops out</text:p>
          </table:table-cell>
          <table:table-cell table:style-name="ce7" table:number-columns-repeated="2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26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26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26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26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26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26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26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26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26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26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53" calcext:value-type="float">
            <text:p>5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2.5" calcext:value-type="float">
            <text:p>72.5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droplet pops out</text:p>
          </table:table-cell>
          <table:table-cell table:style-name="ce23" table:number-columns-repeated="2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([.E19]-[.F19])/[.F19]/[.F19]" office:value-type="float" office:value="0.11545113541924" calcext:value-type="float">
            <text:p>0.11545113541924</text:p>
          </table:table-cell>
          <table:table-cell table:style-name="ce27" office:value-type="float" office:value="0.589224112898542" calcext:value-type="float">
            <text:p>0.59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26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26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51" calcext:value-type="float">
            <text:p>51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32.6" calcext:value-type="float">
            <text:p>132.6</text:p>
          </table:table-cell>
          <table:table-cell table:style-name="ce19" office:value-type="float" office:value="15.6" calcext:value-type="float">
            <text:p>15.6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850" calcext:value-type="float">
            <text:p>85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([.E22]-[.F22])/[.F22]/[.F22]" office:value-type="float" office:value="0.480769230769231" calcext:value-type="float">
            <text:p>0.480769230769231</text:p>
          </table:table-cell>
          <table:table-cell table:style-name="ce27" office:value-type="float" office:value="0.765542664985288" calcext:value-type="float">
            <text:p>0.77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26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26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11" calcext:value-type="date">
            <text:p>11/11/21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72" calcext:value-type="float">
            <text:p>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76.8" calcext:value-type="float">
            <text:p>176.8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pop out</text:p>
          </table:table-cell>
          <table:table-cell table:style-name="ce23" table:number-columns-repeated="2"/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([.E25]-[.F25])/[.F25]/[.F25]" office:value-type="float" office:value="1.08731575120629" calcext:value-type="float">
            <text:p>1.08731575120629</text:p>
          </table:table-cell>
          <table:table-cell table:style-name="ce27" office:value-type="float" office:value="0.372828708696931" calcext:value-type="float">
            <text:p>0.37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26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26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26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26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7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4">
          <table:sort>
            <table:sort-by table:field-number="2" table:data-type="automatic"/>
          </table:sort>
        </table:database-range>
        <table:database-range table:name="__Anonymous_Sheet_DB__6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1:58:45.6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5-11T14:56:37.962000000</dc:date>
    <meta:editing-cycles>72</meta:editing-cycles>
    <meta:editing-duration>P11DT36M37S</meta:editing-duration>
    <meta:generator>LibreOffice/7.2.0.4$Windows_X86_64 LibreOffice_project/9a9c6381e3f7a62afc1329bd359cc48accb6435b</meta:generator>
    <meta:document-statistic meta:table-count="7" meta:cell-count="6392" meta:object-count="0"/>
  </office:meta>
</office:document-meta>
</file>